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13f1b" officeooo:paragraph-rsid="00013f1b" style:font-size-asian="15.75pt" style:font-size-complex="18pt"/>
    </style:style>
    <style:style style:name="P2" style:family="paragraph" style:parent-style-name="Standard">
      <style:text-properties fo:font-size="18pt" officeooo:rsid="00013f1b" officeooo:paragraph-rsid="000273f3" style:font-size-asian="15.75pt" style:font-size-complex="18pt"/>
    </style:style>
    <style:style style:name="P3" style:family="paragraph" style:parent-style-name="Standard">
      <style:text-properties fo:font-size="18pt" officeooo:rsid="0002d097" officeooo:paragraph-rsid="0002d097" style:font-size-asian="15.75pt" style:font-size-complex="18pt"/>
    </style:style>
    <style:style style:name="P4" style:family="paragraph" style:parent-style-name="Standard">
      <style:text-properties fo:font-size="18pt" officeooo:rsid="000273f3" officeooo:paragraph-rsid="000273f3" style:font-size-asian="15.75pt" style:font-size-complex="18pt"/>
    </style:style>
    <style:style style:name="P5" style:family="paragraph" style:parent-style-name="Standard">
      <style:text-properties fo:font-size="18pt" officeooo:rsid="00013f1b" officeooo:paragraph-rsid="0003405a" style:font-size-asian="15.75pt" style:font-size-complex="18pt"/>
    </style:style>
    <style:style style:name="T1" style:family="text">
      <style:text-properties fo:font-size="26pt" officeooo:rsid="00013f1b" style:font-size-asian="22.75pt" style:font-size-complex="26pt"/>
    </style:style>
    <style:style style:name="T2" style:family="text">
      <style:text-properties officeooo:rsid="000273f3"/>
    </style:style>
    <style:style style:name="T3" style:family="text">
      <style:text-properties style:text-position="super 58%" officeooo:rsid="000273f3"/>
    </style:style>
    <style:style style:name="T4" style:family="text">
      <style:text-properties officeooo:rsid="0002d097"/>
    </style:style>
    <style:style style:name="T5" style:family="text">
      <style:text-properties officeooo:rsid="000340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span text:style-name="T1">SQL ASSINGMENT 2</text:span></text:p>
      <text:p text:style-name="P1"/>
      <text:p text:style-name="P1">Ques 1) Which field of the Customers table is the primary key?</text:p>
      <text:p text:style-name="P1"/>
      <text:p text:style-name="P2">Sol -- Primary key is a unique key in every table and in the table Customers the “<text:span text:style-name="T2">cnum” is a primary key.</text:span></text:p>
      <text:p text:style-name="P2"/>
      <text:p text:style-name="P2"><text:span text:style-name="T2">Ques 2) What is the 4</text:span><text:span text:style-name="T3">th</text:span><text:span text:style-name="T2"> column of the Customers table?</text:span></text:p>
      <text:p text:style-name="P2"/>
      <text:p text:style-name="P5"><text:span text:style-name="T2">Sol – “rating”</text:span><text:span text:style-name="T5">is </text:span><text:span text:style-name="T2">4</text:span><text:span text:style-name="T3">th</text:span><text:span text:style-name="T2"> column in the customers table .</text:span></text:p>
      <text:p text:style-name="P2"/>
      <text:p text:style-name="P4">Ques 3) What is another word for row? For column?</text:p>
      <text:p text:style-name="P2"/>
      <text:p text:style-name="P2"><text:span text:style-name="T2">Sol -- Row can also be called – Tuple.</text:span> </text:p>
      <text:p text:style-name="P2"><text:s text:c="10"/><text:span text:style-name="T4">Column can also be called – Attribute.</text:span></text:p>
      <text:p text:style-name="P2"/>
      <text:p text:style-name="P3">Ques 4) Why isn’t it possible to see the first five rows of a table?</text:p>
      <text:p text:style-name="P3"/>
      <text:p text:style-name="P3">Sol – Because rows fragmented in server hard disk and rows are <text:tab/> <text:s/>shown on the basis of their address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6:46:36.836928895</meta:creation-date>
    <dc:date>2023-09-11T22:17:37.847742259</dc:date>
    <meta:editing-duration>PT5M4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14" meta:character-count="600" meta:non-whitespace-character-count="475"/>
  </office:meta>
</office:document-meta>
</file>